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Preformatted_20_Text">
      <style:text-properties style:font-name="Liberation Serif"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size-asian="12pt"/>
    </style:style>
    <style:style style:name="T4" style:family="text">
      <style:text-properties style:font-size-complex="12pt"/>
    </style:style>
    <style:style style:name="T5" style:family="text">
      <style:text-properties style:font-name="Liberation Serif"/>
    </style:style>
    <style:style style:name="T6"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nique Alexander<text:tab/><text:tab/><text:tab/><text:tab/><text:tab/><text:tab/><text:tab/><text:tab/><text:tab/>Home work # 1</text:p>
      <text:p text:style-name="P1">CS 340 - Operating Systems</text:p>
      <text:p text:style-name="P1"/>
      <text:p text:style-name="P1">A) In about two pages, give a brief outline of the follow operating systems Microsoft Windows and UNIX ? Emphasize the features and advances of the more important versions.</text:p>
      <text:p text:style-name="P1"><text:tab/></text:p>
      <text:p text:style-name="P1"><text:tab/>Unix system was developed in 1969 and it is open source operation system and it free. However, they also have commercial Unix too such IBM. Microsoft windows was develop in 1975 and it's a commercial operating system which one have to pay for licensing the software. What is an operating systems. A computer performs task automatically by following a list of instructions or commands. These list is referred as a program. These program (instructions or commands) are referred as software and the physical components are referred as hardware. Now, the operating system is a software that interface the with user and the hardware. It is the master control program that run in the background allowing user to use other software and user internal hardware as well as external hardware such as keyboards and moues. The operating system manges all the computer resources such memory for new application to be launch or if you any particular problem occurs the operating system will print an error message to the screen. The overall the operating system is your friend and always waiting to server you and manage your computer resources (such as hard drive, memory, keyboard, mouse and graphic cards). Both of the operating system has user/administrator accounts to mange multiple user and operating system to mange the users applications.</text:p>
      <text:p text:style-name="P1"/>
      <text:p text:style-name="P1"><text:tab/>The Unix operating system has many different development of its operating system. However, the Unix operating system share “two important characteristics: they are multitasking and multiuser timesharing systems”. In this scene multitasking mean it can run more than one program at a time. Second, it can support more than one user at a time. There are many different version of Unix and the two I believe are most important are AT&amp;T System V UNIX and Berkeley Unix is BSD (Berkeley software distribution). According too Harely Hahn author of student guide to Unix states “virtually all of them are based on BSD, System V or both”. Unlike Microsoft windows the Unix systems are maintained by many people, thus come the meaning of open source operating system. <text:s/>Anyone can who can program can contribute to the operating system. A list of commercial Unix operating system AIX, Irix, MachTen, Solaris, and Unixware. Next, Linux is another version that branch of Unix operating system. Unix and Linux are very close related and when referring to them you see a lot Unix/Linux. According to Harley Hahn the most important “piece of hardware that actually does mot of the work – is called the HOST”. Second, he states “one of the jobs of the operating system is to make sure that the resources of the host are shared among all the users”. </text:p>
      <text:p text:style-name="P1"/>
      <text:p text:style-name="P1"><text:tab/>One can work with Unix through terminal. A basic features of the terminal is to display screen, and take input from the keyboard. However, there are more complex terminal within Unix operating System such as X terminals which allow one to use a mouse. The terminal is connected to the host. So, as you use the terminal with input from keyboard or mouse, signals are sent to the host. In addition, there is program running on the host that receive the signals and respond to them appropriately and the host programs communicate to the user through the terminal. <text:s/>In modern time their now graphical interface for user. Therefore, One do not have to write command at the terminal to get full use out of their operating system.</text:p>
      <text:p text:style-name="P1"/>
      <text:p text:style-name="P1"><text:s/><text:tab/>A big advantage is that it is available on a wide variety of machines such as apple and pc computer “the most truly portable operating system operating system”. Second, Unix/Linux it is most operating system we come to server because of stability and reliability. <text:s/>Third, unlike windows Unix was built for efficiency. </text:p>
      <text:p text:style-name="P1"><text:soft-page-break/><text:tab/>The Windows operating system. Microsoft is the world largest supplier of operating systems. One have to buy the license of their software to use the software legally. <text:s/>There is different Microsoft version <text:s/>such as Windows 1, 2, 3 (NT), 95, 98, 2000, XP, Vista, and 7. </text:p>
      <text:p text:style-name="P1"><text:tab/></text:p>
      <text:p text:style-name="Standard"><text:span text:style-name="T2"><text:tab/>In 1985 Microsoft release their first first version of a new operating system called Windows 1.0. <text:s/>Windows was great name because everything was boxed shaped like a window. One did not have to use MS dos to use the operating system. One can use mouse and click and get windows. This design was unique and was start to user friendly operating systems. Their were windows , drop-down menu, scroll bars, icons, etc... In 1987 Microsoft releases windows 2.0 with desktop icons,expanded memory, improved graphics support, overlapping windows, and keyboard sort cuts. It was design for Intel 286 processor. Then Intel release 386 processor which lead for Windows 2.0 user to expand the memory capacity. <text:s/>Windows 2.0 from 1.0 was more fast, reliably, and user friendly. In 1988 Microsoft become the largest PC software company in the entire world as prof of it friendliness. <text:s/>Now, with the release of Windows 3.0 Microsoft Windows became the most used operating systems, bring better graphic with improved virtual memory to the operating system. The new changes to Windows 3.0 were a performance increase (“</text:span>programs run noticeably faster. Program Manager, File Manager, and Print Manager arrive<text:span text:style-name="T2">”), graphics with 16 colors, pre-installed floppy discs support, and new windows software development kit which make easier for developers to write software for windows. </text:span></text:p>
      <text:p text:style-name="P1"><text:tab/></text:p>
      <text:p text:style-name="P1"><text:tab/>Windows NT was released in 1993. This operating system was build for scratch. This operating system is window first 32 bit operating system. This change was business move for Microsoft “which makes it a strategic business platform that supports high-end engineering and scientific programs” and gates release the following statement “Windows NT represents nothing less than a fundamental change in the way that companies can address their business computing requirements,' Bill Gates says at its release”. In 1995 Windows 95 was released. In the 1990s idea about “Internet” (a world wide network to network system that connect computer around the world).so, “In 1995, Bill Gates delivers a memo titled 'The Internet Tidal Wave,' and declares the Internet as 'the most important development since the advent of the PC'”. This was the start of new era for PC users because <text:s/>Microsoft delivered Windows 95 a 32 bit operating system that came with “build-in Internet support”, dial-up networking, plug and play features. More new features are start menu, task bar, and minimize, maximize, and close button for each window. The operating system came in 12 different languages. The Windows 98 was design for consumers (home and office uses). In Windows 98 the speed was improved. The new features of the operating system are Quick lunch bar, support DVD drive, and USB. Windows ME (my first operating system) operating system can with enhance music and video software such as windows music maker. Windows 2000 professional was build off the concept of windows NT. It's a business desktop and laptop base operating system. From my reading this operating <text:s/>system was not very good. </text:p>
      <text:p text:style-name="P1"/>
      <text:p text:style-name="P1"><text:tab/>The windows XP (release 2001) is the most use desktop operating system. Windows XP still surpass the new Windows operating system Vista, Windows 7 combine. <text:s/>The new feature of Windows XP are redesigned look and feel for user friendliness, support center, 25 different languages, awareness of computer viruses and hackers, improved media software, easier installation of hardware through network setup wizard, and enhancing , reliability, and performance. The first windows operating system come in 32 bit or 64 bit operating system. Windows vista was heavy on security but less user friendly. <text:s/>Windows 7 is enhance new graphic which is very nice and user friendly. Improved Internet explore to search the web. In conclusion, Each version of window is improvement of the last operating system. XP is Microsoft Windows biggest success because it was fast, stable, very user friendly, and Windows 7 coming in second surpassing Windows Vista in market share of desktop PC. </text:p>
      <text:p text:style-name="P1"/>
      <text:p text:style-name="P1"><text:tab/></text:p>
      <text:p text:style-name="P1"><text:soft-page-break/>B1) Give examples of Real-Time Operating Systems ? </text:p>
      <text:p text:style-name="Standard"><text:span text:style-name="T2"><text:tab/>Transaction Processing Facility (TPF) is operating system develop by IBM. The real time operating system for “mainframes descended from IBM system/360 family, including zSeries and System z9”. The TPF replaced the Airlines control program (ACP). <text:s/>This Operating System was written in assembly /c/C++ and currently being user today. Some details about TPF are “</text:span>delivers fast, high-volume, high-throughput transaction processing, handling large, continuous loads of essentially simple transactions across large, geographically dispersed networks. The world's largest TPF-based systems are easily capable of processing tens of thousands of transactions per second. TPF is also designed for highly reliable, continuous (24x7) operation”. The current companies user TPF because of it performance are VISA inc, American Express, and Holiday Inn etc... to handle their billion of transaction a day. </text:p>
      <text:p text:style-name="Standard"/>
      <text:p text:style-name="Standard"><text:span text:style-name="T2"><text:tab/>A second real-time operating system is the TALON operating system “is a POSIX-compliant real time operating system and software platform for designing and implementing application software for Texas Instruments TMS320 digital signal processors (DSP).” Other arm real time operating system are </text:span>OpenComRTOS, MegaRAC, CMX-RTX, FreeRTOS, etc...</text:p>
      <text:p text:style-name="P1"/>
      <text:p text:style-name="P1">B2)In about half page describe what an Embedded System. Give examples of embedded systems?\Are Embedded Systems the same as Real-time Systems? Discuss.</text:p>
      <text:p text:style-name="P1"/>
      <text:p text:style-name="P1"><text:tab/>Embedded system design for specific functions and the system focus on this specific functions often with real-time operating system. These devices can be found almost in every electrical device such as medical devices, vending machines, cellphones, car engines, robots, to VCRs, and microwaves ovens. The system are very primitive, therefore have very little features such as VCRs (play, stop rewind, record, and fast forward). In some cases they such as robotics arms and automobiles engines they have very sample or no user interface. The operating system task is to spend their time monitoring and managing the hardware.</text:p>
      <text:p text:style-name="P1"/>
      <text:p text:style-name="P1"><text:tab/>Real-time system is used when rigid time requirements have been placed on the operating system. The key point of real time system is that “function correctly only if it returns the correct result within its time constraints”. This important because if you are a user of pacemaker and you need to switch to emergency batter life because you forgot to change the main battery. The operating system such take proper action within time constant because in dangerous situation for the user you dont want to wait 5 minutes for his pacemaker to start working again. A less dramatic situation. You dont want to wait hour for vending machine to give you your food in hour. If process taking to long, the vending machine should return money back to customer. </text:p>
      <text:p text:style-name="P1"/>
      <text:p text:style-name="P1"><text:tab/>Therefore, embedded system are not same as real-time systems. However, <text:s/>Real time operating system are designed to control an embedded system, because it can deliver the real-time responsiveness and determinism required by the controlled device such as car engine, and medical device. In many devices timing is important so real-time operating system focus on timing. I learned that government have and use many different real-time operating system and list of them above.</text:p>
      <text:p text:style-name="P1"/>
      <text:p text:style-name="P1"/>
      <text:p text:style-name="P1"/>
      <text:p text:style-name="P1"/>
      <text:p text:style-name="P1"/>
      <text:p text:style-name="P1"/>
      <text:p text:style-name="P1"/>
      <text:p text:style-name="P1"><text:soft-page-break/>C)Do an Internet search and give an overview for Interrupts and Interrupt Request?</text:p>
      <text:p text:style-name="P1"><text:tab/>Interrupts are to mange the speed difference between the CPU and the I/O devices. <text:s/>Interrupts are how the operating system programs runs on computer that has very slow devices such a hard drive. The operating system can run at different speed to the hardware devices. Its purpose to alert the operating system when any special event occurs so that it can suspend its current activity and deal with the new one or figure out the current activate is more important than then new one. An example of interrupt in a operating system view point is when you the user of the computer hit a key. Even as I hit a key now I am causing interrupts. <text:s/>Then, their a system calls interrupts such as exit, load, creates, open, delete , request, release, create connection, etc... In addition, there are errors, bad memory access, and timer interrupts. </text:p>
      <text:p text:style-name="P1"/>
      <text:p text:style-name="Standard"><text:span text:style-name="T2"><text:tab/>Interrupt request (IRQ) is to manage various hardware operation internal and external that are in or plug-in to the computer. Internal devices such as sound card and modems and external devices such as keyboards and mouses. An example is when you plug in a USB device and then send interrupt request to the CPU and then the CPU may accept the request and suspend it current task and start the new task. It is important to assign different interrupt request addresses to different hardware devices because “</text:span>the interrupt request signals run along single IRQ lines to a controller. This interrupt controller assigns priorities to incoming IRQs and sends them to the CPU. It's kind of like taking a number at the local deli, except the hardware usually only has to wait a couple of nanoseconds instead of like twenty minutes)<text:span text:style-name="T2">”.</text:span></text:p>
      <text:p text:style-name="Standard"><text:span text:style-name="T2"/></text:p>
      <text:p text:style-name="P1">Unix (linux)- computer: /Use the man command to find out about the trap instruction. /Type: man trap </text:p>
      <text:p text:style-name="P1">Give an overview?</text:p>
      <text:p text:style-name="P1"><text:tab/>The execution of a trap instruction is a system call to Unix. Argument for trap instructions:</text:p>
      <text:p text:style-name="P1">Arguments| function| information</text:p>
      <text:p text:style-name="P1">1 <text:tab/><text:tab/>exist <text:tab/>causes immediate termination.</text:p>
      <text:p text:style-name="P1">3 <text:tab/><text:tab/>read<text:tab/>first load. Then Unix will ready into array of characters stored in memory.</text:p>
      <text:p text:style-name="P1">4 <text:tab/><text:tab/>write<text:tab/></text:p>
      <text:p text:style-name="P1">5 <text:tab/><text:tab/>open<text:tab/>trap contains a pointer to a character string containing the name of the file. The <text:tab/><text:tab/><text:tab/><text:tab/>next instruction contain the mode to open the file. </text:p>
      <text:p text:style-name="P1">6 <text:tab/><text:tab/>close <text:tab/>Unix close the file and return in R0.</text:p>
      <text:p text:style-name="P1">10 <text:tab/><text:tab/>creat</text:p>
      <text:p text:style-name="P1">23<text:tab/><text:tab/> seek</text:p>
      <text:p text:style-name="P1"/>
      <text:p text:style-name="P1">The synopsis of the trap command sh, csh, ksh, and ksh93. The description of each of them follows:</text:p>
      <text:p text:style-name="P3">-sh - <text:s/>“The trap command argument is to be read and <text:s/>executed <text:s/>when <text:s/>the <text:s/>shell receives <text:s/>numeric or symbolic signal(s) (n)”.</text:p>
      <text:p text:style-name="P3"/>
      <text:p text:style-name="P4">-csh -”onintr <text:s/>controls <text:s/>the <text:s/>action of the shell on interrupts. With no arguments, onintr restores the default action of the shell <text:s/>on <text:s/>interrupts”.</text:p>
      <text:p text:style-name="P4"/>
      <text:p text:style-name="P4">-ksh-”trap <text:s/>uses <text:s/>arg <text:s text:c="4"/>as <text:s/>a <text:s/>command <text:s/>to be read and executed when the shell receives signal(s) sig”.</text:p>
      <text:p text:style-name="P4"><text:tab/>ksh also have special command list of function when followed by one or two * (asterisks).</text:p>
      <text:p text:style-name="P4">variable assignment, I/O redirecgtions, abort when error occurs, and command preceded by “**” follow the same rules as a variable assignment.</text:p>
      <text:p text:style-name="P4"/>
      <text:p text:style-name="P4">-ksh93- “trap is a special built-in that defines actions to be taken when conditions <text:s/>such <text:s/>as receiving a signal occur. trap can also be used to display the current trap settings on standard output”</text:p>
      <text:p text:style-name="P4"/>
      <text:p text:style-name="P1"><text:soft-page-break/>References:</text:p>
      <text:p text:style-name="P1"/>
      <text:p text:style-name="P1">Question 1:</text:p>
      <text:p text:style-name="P1">Unix: <text:s text:c="7"/>Harley Hahn's student guide to unix 2ed pg 7-20</text:p>
      <text:p text:style-name="P1">Windows: <text:a xlink:type="simple" xlink:href="http://windows.microsoft.com/en-US/windows/history">http://windows.microsoft.com/en-US/windows/history</text:a></text:p>
      <text:p text:style-name="P1"/>
      <text:p text:style-name="P1">Question 2:</text:p>
      <text:p text:style-name="P1"><text:a xlink:type="simple" xlink:href="http://en.wikipedia.org/wiki/Transaction_Processing_Facility">http://en.wikipedia.org/wiki/Transaction_Processing_Facility</text:a></text:p>
      <text:p text:style-name="P1"><text:a xlink:type="simple" xlink:href="http://en.wikipedia.org/wiki/Talon_DSP_RTOS">http://en.wikipedia.org/wiki/Talon_DSP_RTOS</text:a></text:p>
      <text:p text:style-name="P1"><text:a xlink:type="simple" xlink:href="http://www.arm.com/community/software-enablement/rtos-real-time-operating-system.php">http://www.arm.com/community/software-enablement/rtos-real-time-operating-system.php</text:a></text:p>
      <text:p text:style-name="P1"/>
      <text:p text:style-name="P1">Question 3:</text:p>
      <text:p text:style-name="P1"><text:a xlink:type="simple" xlink:href="http://www.unix.com/man-page/opensolaris/1/trap/">http://www.unix.com/man-page/opensolaris/1/trap/</text:a></text:p>
      <text:p text:style-name="P1"><text:a xlink:type="simple" xlink:href="http://pages.cpsc.ucalgary.ca/~dsb/PDP11/manual/node43.html">http://pages.cpsc.ucalgary.ca/~dsb/PDP11/manual/node43.html</text:a></text:p>
      <text:p text:style-name="P1"><text:a xlink:type="simple" xlink:href="http://www.techterms.com/definition/irq">http://www.techterms.com/definition/irq</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uji </meta:initial-creator>
    <meta:creation-date>2011-02-06T22:33:28</meta:creation-date>
    <dc:date>2011-02-23T15:48:46</dc:date>
    <dc:creator>souji </dc:creator>
    <meta:editing-duration>PT18H09M46S</meta:editing-duration>
    <meta:editing-cycles>87</meta:editing-cycles>
    <meta:generator>OpenOffice.org/3.2$Unix OpenOffice.org_project/320m12$Build-9483</meta:generator>
    <meta:document-statistic meta:table-count="0" meta:image-count="0" meta:object-count="0" meta:page-count="5" meta:paragraph-count="55" meta:word-count="2437" meta:character-count="15246"/>
  </office:meta>
</office:document-meta>
</file>